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0c0c0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2" style:family="graphic" style:parent-style-name="standard">
      <style:graphic-properties draw:fill="gradient" draw:fill-color="#99ccff" draw:fill-gradient-name="Gradient_20_7" draw:gradient-step-count="0" draw:textarea-horizontal-align="left" draw:textarea-vertical-align="top" draw:auto-grow-height="false" draw:shadow="hidden" draw:shadow-offset-x="0.152cm" draw:shadow-offset-y="0.152cm" draw:shadow-color="#c0c0c0"/>
    </style:style>
    <style:style style:name="gr3" style:family="graphic" style:parent-style-name="standard">
      <style:graphic-properties draw:fill="solid" draw:fill-color="#e6e6e6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4" style:family="graphic" style:parent-style-name="standard">
      <style:graphic-properties draw:fill="gradient" draw:fill-color="#99ccff" draw:fill-gradient-name="Gradient_20_7" draw:gradient-step-count="0" draw:textarea-horizontal-align="center" draw:textarea-vertical-align="middle" draw:auto-grow-height="false" draw:shadow="hidden" draw:shadow-offset-x="0.152cm" draw:shadow-offset-y="0.152cm" draw:shadow-color="#c0c0c0"/>
    </style:style>
    <style:style style:name="gr5" style:family="graphic" style:parent-style-name="standard">
      <style:graphic-properties draw:marker-start="Arrow"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9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4pt" style:font-size-complex="14pt"/>
    </style:style>
    <style:style style:name="P5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22.352cm" svg:height="9.652cm" svg:x="0.254cm" svg:y="0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3.717cm" svg:height="8.382cm" svg:x="0.769cm" svg:y="0.753cm">
            <text:p text:style-name="P2"><text:span text:style-name="T1">ex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5.588cm" svg:height="3.556cm" svg:x="8.389cm" svg:y="1.769cm">
              <text:p text:style-name="P3"><text:span text:style-name="T1">exometer_repor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5.08cm" svg:height="0.762cm" svg:x="8.643cm" svg:y="2.732cm">
              <text:p text:style-name="P3"><text:span text:style-name="T2">exometer_collect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5.08cm" svg:height="0.762cm" svg:x="8.643cm" svg:y="3.494cm">
              <text:p text:style-name="P3"><text:span text:style-name="T2">exometer_graphit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5.08cm" svg:height="0.762cm" svg:x="8.643cm" svg:y="4.256cm">
              <text:p text:style-name="P3"><text:span text:style-name="T2">exometer_stackdriv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1" draw:layer="layout" svg:width="5.588cm" svg:height="1.017cm" svg:x="8.389cm" svg:y="7.611cm">
            <text:p text:style-name="P2"><text:span text:style-name="T1">exometer_adm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5.588cm" svg:height="1.017cm" svg:x="8.389cm" svg:y="6.341cm">
            <text:p text:style-name="P2"><text:span text:style-name="T1">exometer_cach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4.064cm" svg:height="1.017cm" svg:x="16.533cm" svg:y="2.022cm">
            <text:p text:style-name="P2"><text:span text:style-name="T1">collect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4.064cm" svg:height="1.017cm" svg:x="16.534cm" svg:y="3.447cm">
            <text:p text:style-name="P2"><text:span text:style-name="T1">Hosted Graphi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4.064cm" svg:height="1.017cm" svg:x="16.533cm" svg:y="4.77cm">
            <text:p text:style-name="P2"><text:span text:style-name="T1">Stack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6.096cm" svg:height="6.858cm" svg:x="1.276cm" svg:y="1.769cm">
              <text:p text:style-name="P3"><text:span text:style-name="T1">exometer_ent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3.652cm" svg:y1="5.424cm" svg:x2="5.668cm" svg:y2="5.424cm">
              <text:p/>
            </draw:line>
            <draw:g>
              <draw:custom-shape draw:style-name="gr3" draw:text-style-name="P1" draw:layer="layout" svg:width="5.588cm" svg:height="3.555cm" svg:x="1.53cm" svg:y="2.84cm">
                <text:p text:style-name="P3"><text:span text:style-name="T1">exometer_prob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4" draw:layer="layout" svg:width="5.079cm" svg:height="0.762cm" svg:x="1.784cm" svg:y="3.801cm">
                <text:p text:style-name="P3"><text:span text:style-name="T2">exometer_histogram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4" draw:layer="layout" svg:width="5.079cm" svg:height="0.762cm" svg:x="1.784cm" svg:y="4.563cm">
                <text:p text:style-name="P3"><text:span text:style-name="T2">exometer_spiral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4" draw:layer="layout" svg:width="5.079cm" svg:height="0.762cm" svg:x="1.784cm" svg:y="5.325cm">
                <text:p text:style-name="P3"><text:span text:style-name="T2">exometer_uniform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" draw:text-style-name="P1" draw:layer="layout" svg:width="5.588cm" svg:height="1.777cm" svg:x="1.53cm" svg:y="6.65cm">
                <text:p text:style-name="P3"><text:span text:style-name="T1">exometer_folsom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4" draw:layer="layout" svg:width="2.54cm" svg:height="0.762cm" svg:x="3.054cm" svg:y="7.412cm">
                <text:p text:style-name="P3"><text:span text:style-name="T2">folsom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6" draw:text-style-name="P3" draw:layer="layout" svg:x1="15.263cm" svg:y1="2.532cm" svg:x2="16.533cm" svg:y2="2.532cm">
            <text:p/>
          </draw:line>
          <draw:line draw:style-name="gr7" draw:text-style-name="P3" draw:layer="layout" svg:x1="13.739cm" svg:y1="3.139cm" svg:x2="15.263cm" svg:y2="3.139cm">
            <text:p/>
          </draw:line>
          <draw:line draw:style-name="gr7" draw:text-style-name="P3" draw:layer="layout" svg:x1="15.263cm" svg:y1="3.139cm" svg:x2="15.263cm" svg:y2="2.531cm">
            <text:p/>
          </draw:line>
          <draw:line draw:style-name="gr6" draw:text-style-name="P3" draw:layer="layout" svg:x1="13.739cm" svg:y1="3.955cm" svg:x2="16.533cm" svg:y2="3.955cm">
            <text:p/>
          </draw:line>
          <draw:line draw:style-name="gr6" draw:text-style-name="P3" draw:layer="layout" svg:x1="15.263cm" svg:y1="5.28cm" svg:x2="16.533cm" svg:y2="5.28cm">
            <text:p/>
          </draw:line>
          <draw:line draw:style-name="gr7" draw:text-style-name="P3" draw:layer="layout" svg:x1="13.739cm" svg:y1="4.663cm" svg:x2="15.263cm" svg:y2="4.663cm">
            <text:p/>
          </draw:line>
          <draw:line draw:style-name="gr7" draw:text-style-name="P3" draw:layer="layout" svg:x1="15.263cm" svg:y1="5.279cm" svg:x2="15.263cm" svg:y2="4.663cm">
            <text:p/>
          </draw:line>
          <draw:line draw:style-name="gr8" draw:text-style-name="P3" draw:layer="layout" svg:x1="20.581cm" svg:y1="2.785cm" svg:x2="21.343cm" svg:y2="2.785cm">
            <text:p/>
          </draw:line>
          <draw:line draw:style-name="gr8" draw:text-style-name="P3" draw:layer="layout" svg:x1="21.343cm" svg:y1="3.955cm" svg:x2="21.343cm" svg:y2="2.785cm">
            <text:p/>
          </draw:line>
          <draw:line draw:style-name="gr9" draw:text-style-name="P3" draw:layer="layout" svg:x1="21.343cm" svg:y1="3.955cm" svg:x2="20.581cm" svg:y2="3.955cm">
            <text:p/>
          </draw:line>
          <draw:line draw:style-name="gr8" draw:text-style-name="P3" draw:layer="layout" svg:x1="20.581cm" svg:y1="2.277cm" svg:x2="22.105cm" svg:y2="2.277cm">
            <text:p/>
          </draw:line>
          <draw:line draw:style-name="gr8" draw:text-style-name="P3" draw:layer="layout" svg:x1="22.104cm" svg:y1="5.225cm" svg:x2="22.104cm" svg:y2="2.277cm">
            <text:p/>
          </draw:line>
          <draw:line draw:style-name="gr9" draw:text-style-name="P3" draw:layer="layout" svg:x1="22.105cm" svg:y1="5.226cm" svg:x2="20.581cm" svg:y2="5.226cm">
            <text:p/>
          </draw:line>
        </draw:g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1cm" fo:text-indent="0cm"/>
      <style:text-properties style:use-window-font-color="true" style:text-outline="false" style:text-line-through-style="none" fo:font-family="'Liberation Sans'" style:font-family-generic="roman" style:font-pitch="variable" fo:font-size="23.2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87cm" fo:text-indent="0cm"/>
      <style:text-properties fo:font-size="20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15cm" fo:text-indent="0cm"/>
      <style:text-properties fo:font-size="1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1cm" fo:text-indent="0cm"/>
      <style:text-properties fo:font-size="14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cm" fo:text-indent="0cm"/>
      <style:text-properties fo:font-size="14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cm" fo:text-indent="0cm"/>
      <style:text-properties fo:font-size="14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cm" fo:text-indent="0cm"/>
      <style:text-properties fo:font-size="14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cm" fo:text-indent="0cm"/>
      <style:text-properties fo:font-size="14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cm" fo:text-indent="0cm"/>
      <style:text-properties fo:font-size="14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1.8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24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162cm" svg:x="1cm" svg:y="3.339cm"/>
      <draw:page-thumbnail draw:layer="backgroundobjects" svg:width="9.294cm" svg:height="5.162cm" svg:x="1cm" svg:y="11.387cm"/>
      <draw:page-thumbnail draw:layer="backgroundobjects" svg:width="9.294cm" svg:height="5.162cm" svg:x="1cm" svg:y="19.435cm"/>
      <draw:page-thumbnail draw:layer="backgroundobjects" svg:width="9.294cm" svg:height="5.162cm" svg:x="11.295cm" svg:y="3.339cm"/>
      <draw:page-thumbnail draw:layer="backgroundobjects" svg:width="9.294cm" svg:height="5.162cm" svg:x="11.295cm" svg:y="11.387cm"/>
      <draw:page-thumbnail draw:layer="backgroundobjects" svg:width="9.294cm" svg:height="5.162cm" svg:x="11.295cm" svg:y="19.435cm"/>
    </style:handout-master>
    <style:master-page style:name="Default" style:page-layout-name="PM1" draw:style-name="Mdp1">
      <draw:frame presentation:style-name="Default-title" draw:layer="backgroundobjects" svg:width="25.191cm" svg:height="2.544cm" svg:x="1.398cm" svg:y="0.606cm" presentation:class="title" presentation:placeholder="true">
        <draw:text-box/>
      </draw:frame>
      <draw:frame presentation:style-name="Default-outline1" draw:layer="backgroundobjects" svg:width="25.191cm" svg:height="8.839cm" svg:x="1.398cm" svg:y="3.564cm" presentation:class="outline" presentation:placeholder="true">
        <draw:text-box/>
      </draw:frame>
      <draw:frame presentation:style-name="Mpr1" draw:text-style-name="MP1" draw:layer="backgroundobjects" svg:width="6.521cm" svg:height="1.051cm" svg:x="1.398cm" svg:y="13.88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051cm" svg:x="9.571cm" svg:y="13.88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051cm" svg:x="20.068cm" svg:y="13.88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gnus </meta:initial-creator>
    <meta:creation-date>2011-08-12T14:29:32</meta:creation-date>
    <meta:editing-duration>PT8H18M39S</meta:editing-duration>
    <meta:editing-cycles>50</meta:editing-cycles>
    <dc:date>2013-11-11T14:47:45</dc:date>
    <meta:generator>LibreOffice/3.6$Linux_x86 LibreOffice_project/360m1$Build-2</meta:generator>
    <dc:creator>magnus </dc:creator>
    <meta:document-statistic meta:object-count="60"/>
  </office:meta>
</office:document-meta>
</file>